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0256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2kproc1-2-3(mxKeyXor(mxKeyXor(mxKeyRotEnc(changeDuplicates(p2kproc3(mxKeyByBitEnc(mxKeyReverseBits(mxKeyNot(mxKeyAddRR(mxKeyRotEnc(mxKeySwapBitsF(mxKeyXorRR(mxKeyAlg2(mxKeyXor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2kproc1-2-3(changeDuplicatesC2(mxKeySwapMinors3(mxKeyNot(mxKeyReverseBits(mxKeyXorB(mxKeyAlg1(mxKeyXorB(mxKeyRotEnc2(mxKeyXorB(mxKeySwapBitsG(mxKeyXorRR(changeDuplicates(mxKeySwapMinors3(mxKeySwapBitsG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2kproc1-2-3(mxKeySwapBitsRound(mxKeyAddRR(p2kproc3(mxKeySwapBitsD(mxKeyAlg1(mxKeyNot(mxKeySwapBitsF(mxKeyAlg1(changeDuplicates(mxKeyReverse(changeDuplicatesB(mxKeyRotEnc2(mxKeyRotEnc(mxKeyByBitEnc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2kproc1-2-3(mxKeyAlg2(mxKeyRotEnc2(mxKeyNot(mxKeyByBitEnc(mxKeySwapBitsEE2(changeDuplicatesC2(p2kproc3(mxKeySwapBitsEE2(mxKeyAlg2(changeDuplicates(mxKeyXorB(mxKeyReverseBits(mxKeySwapBitsE(mxKeySwapMinors3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2kproc1-2-3(mxKeyNot(mxKeyRotEnc2(mxKeyAlg1(mxKeyRotEnc2(mxKeyRotEnc(mxKeySwapMinors3(mxKeyAlg1(mxKeyXorRR(mxKeyReverse(changeDuplicatesC2(mxKeyRotEnc(mxKeyRotEnc2(changeDuplicatesC2(changeDuplicatesC2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2kproc1-2-3(changeDuplicates(mxKeyRotEnc2(mxKeyByBitEnc(mxKeyReverseBits(changeDuplicatesB(mxKeyReverse(mxKeyAlg1(changeDuplicates(mxKeySwapBitsE(changeDuplicates(mxKeyReverse(mxKeyRotateLeftBits(mxKeyXor(mxKeySwapBitsG(mxKeySwapBitsF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2kproc1-2-3(p2kproc3(mxKeyXorRR(changeDuplicatesC2(changeDuplicatesC2(mxKeySwapBitsG(mxKeyByBitEnc(changeDuplicates(mxKeyXorRR(mxKeyAddRR(mxKeySwapBitsRound(mxKeySwapBitsD(mxKeyByBitEnc(mxKeyXorRR(mxKeyAddRR(mxKeyRever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2kproc1-2-3(mxKeySwapBitsEE2(mxKeyRotEnc(mxKeyXorB(mxKeyXorB(mxKeyRotEnc(mxKeySwapBitsE(mxKeyReverse(changeDuplicatesB(mxKeyReverse(mxKeyRotEnc(mxKeyRotEnc2(mxKeySwapBitsD(p2kproc3(mxKeySwapBitsD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RotateLeftBits(mxKeySwapBitsD(mxKeySwapMinors3(mxKeyReverseBits(mxKeySwapBitsF(changeDuplicatesB(changeDuplicates(changeDuplicatesC2(mxKeySwapBitsF(mxKeySwapBitsG(mxKeySwapBitsF(changeDuplicatesB(mxKeySwapBitsF(mxKeySwapBitsD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RotEnc(mxKeySwapBitsG(mxKeySwapBitsE(mxKeyAlg1(mxKeyAlg2(mxKeyRotEnc(mxKeySwapBitsEE2(mxKeyXorRR(mxKeyAddRR(mxKeySwapBitsG(changeDuplicatesC2(changeDuplicatesC2(changeDuplicatesB(mxKeySwapBitsE(mxKeyRotateLeftBits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Reverse(p2kproc3(mxKeySwapBitsRound(mxKeySwapBitsD(mxKeyXorRR(mxKeyRotEnc(mxKeyXorB(changeDuplicatesB(mxKeySwapBitsE(mxKeyRotEnc2(changeDuplicates(mxKeyAlg1(mxKeySwapBitsRound(mxKeyRotateLeftBits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AddRR(mxKeyReverseBits(mxKeyByBitEnc(mxKeySwapBitsEE2(mxKeySwapBitsD(mxKeyXorRR(mxKeySwapBitsG(mxKeyXor(mxKeyRotEnc(mxKeyNot(mxKeySwapBitsRound(mxKeySwapBitsG(mxKeyReverseBits(mxKeyAlg2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2kproc1-2-3(mxKeySwapBitsE(changeDuplicatesC2(mxKeyRotEnc(mxKeyReverse(p2kproc3(mxKeyRotEnc2(mxKeyReverseBits(mxKeySwapBitsEE2(p2kproc3(mxKeyByBitEnc(mxKeyAlg1(mxKeySwapBitsRound(changeDuplicatesC2(mxKeySwapBitsG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2kproc1-2-3(mxKeySwapBitsF(mxKeyXor(mxKeyAlg2(mxKeyXorB(mxKeyRotEnc(mxKeySwapBitsG(p2kproc3(mxKeyXorB(mxKeyXor(mxKeyReverseBits(changeDuplicates(mxKeySwapBitsRound(mxKeyReverseBits(p2kproc3(changeDuplicatesB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2kproc1-2-3(mxKeySwapBitsEE2(mxKeySwapMinors3(mxKeySwapMinors3(mxKeySwapBitsG(mxKeyAlg2(mxKeySwapBitsD(mxKeyXorB(mxKeySwapBitsE(changeDuplicates(changeDuplicates(mxKeyRotEnc2(mxKeyNot(mxKeyAlg2(mxKeyAddRR(mxKeySwapBitsF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2kproc1-2-3(changeDuplicatesC2(mxKeyRotEnc2(mxKeyXor(mxKeyXorB(mxKeyXorB(mxKeyReverseBits(mxKeySwapBitsD(mxKeyAddRR(mxKeySwapBitsRound(mxKeyReverseBits(changeDuplicatesB(changeDuplicatesC2(mxKeyXorB(mxKeyRotEnc2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2kproc1-2-3(mxKeyNot(mxKeySwapBitsRound(mxKeySwapBitsEE2(mxKeyByBitEnc(mxKeyAddRR(mxKeySwapBitsD(changeDuplicates(p2kproc3(mxKeyAlg1(changeDuplicatesB(mxKeyXorRR(mxKeySwapBitsF(mxKeyNot(mxKeyRotateLeftBits(changeDuplicatesB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ByBitEnc(mxKeyXorB(changeDuplicates(mxKeyByBitEnc(mxKeySwapMinors3(mxKeySwapBitsF(mxKeyXorB(p2kproc3(mxKeySwapBitsG(mxKeyXorRR(mxKeyRotEnc(mxKeyRotateLeftBits(mxKeyXorRR(mxKeyNot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AddRR(mxKeyAlg1(mxKeyReverse(mxKeySwapBitsEE2(mxKeySwapBitsRound(p2kproc3(mxKeyAlg1(mxKeySwapBitsF(mxKeySwapBitsF(mxKeyXorRR(mxKeyXorB(mxKeyReverse(p2kproc3(changeDuplicatesB(mxKeySwapBitsE(mxKeyNot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SwapMinors3(mxKeyAddRR(mxKeyRotEnc2(changeDuplicates(mxKeyReverse(mxKeyRotEnc2(mxKeySwapMinors3(mxKeyXorRR(mxKeySwapBitsRound(p2kproc3(mxKeyAddRR(mxKeySwapBitsE(changeDuplicatesB(mxKeyReverse(changeDuplicatesB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Xor(mxKeySwapBitsF(mxKeyAddRR(mxKeySwapBitsD(mxKeySwapMinors3(mxKeyRotEnc2(mxKeyReverse(mxKeyReverse(mxKeySwapMinors3(changeDuplicatesC2(mxKeyXor(mxKeySwapBitsF(mxKeySwapBitsD(mxKeyReverse(mxKeyRever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SwapBitsG(mxKeySwapMinors3(mxKeyAddRR(mxKeySwapMinors3(mxKeySwapBitsRound(changeDuplicates(mxKeyXorRR(changeDuplicatesB(mxKeySwapBitsD(mxKeySwapBitsG(mxKeySwapBitsF(mxKeyXor(mxKeyRotEnc(mxKeyReverseBits(changeDuplicatesB(mxKeyNot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SwapBitsF(mxKeySwapBitsEE2(mxKeyNot(mxKeyRotEnc2(mxKeyAlg1(mxKeySwapBitsRound(mxKeyXorRR(mxKeyAlg2(mxKeyXorB(mxKeyXor(changeDuplicatesC2(mxKeyXorRR(mxKeyXor(mxKeyReverseBits(mxKeySwapBits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Alg2(mxKeyXorB(changeDuplicates(mxKeyRotEnc(mxKeySwapBitsF(mxKeySwapBitsF(p2kproc3(mxKeyXor(mxKeyAddRR(mxKeyXor(mxKeyAlg1(mxKeySwapMinors3(p2kproc3(mxKeyRotEnc2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SwapBitsRound(mxKeyXorB(mxKeyRotEnc(mxKeyReverseBits(p2kproc3(mxKeySwapBitsRound(mxKeyRotEnc2(mxKeyXorB(mxKeySwapBitsF(mxKeyAlg1(mxKeyAlg1(mxKeyReverseBits(p2kproc3(p2kproc3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2kproc1-2-3(mxKeyRotEnc2(p2kproc3(mxKeySwapBitsD(mxKeyXor(mxKeyRotEnc2(mxKeyAddRR(mxKeyXor(changeDuplicates(mxKeyRotEnc2(mxKeyXor(mxKeySwapBitsRound(mxKeyXorRR(changeDuplicates(mxKeyXorB(mxKeyReverse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2kproc1-2-3(mxKeyRotEnc(mxKeyReverseBits(mxKeyRotateLeftBits(mxKeyAlg1(mxKeySwapBitsE(mxKeySwapBitsF(mxKeyReverse(changeDuplicatesC2(mxKeyAlg2(mxKeySwapMinors3(mxKeySwapMinors3(changeDuplicates(mxKeyRotateLeftBits(mxKeySwapMinors3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2kproc1-2-3(mxKeyAddRR(mxKeyXorRR(mxKeySwapBitsRound(changeDuplicates(mxKeyAddRR(changeDuplicatesC2(mxKeyXorRR(changeDuplicatesB(changeDuplicatesC2(mxKeyRotEnc2(mxKeyAlg1(mxKeyRotEnc2(changeDuplicatesC2(mxKeyXor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2kproc1-2-3(mxKeyReverse(mxKeyRotateLeftBits(mxKeyXor(mxKeySwapBitsF(p2kproc3(mxKeyXor(changeDuplicatesB(mxKeySwapBitsG(mxKeyRotEnc(mxKeyAddRR(mxKeyRotateLeftBits(mxKeyXor(mxKeyXorRR(mxKeyAddRR(mxKeyXor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mxKeyAlg1(mxKeyAlg1(mxKeyRotEnc(mxKeyRotateLeftBits(mxKeyAlg1(mxKeyXorRR(mxKeySwapBitsF(changeDuplicates(mxKeySwapBitsF(mxKeyAlg1(mxKeySwapBitsF(changeDuplicatesC2(mxKeyXorRR(mxKeyAddRR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changeDuplicatesC2(mxKeySwapBitsG(mxKeySwapBitsE(mxKeySwapBitsG(mxKeySwapBitsG(mxKeySwapBitsD(mxKeyXorB(mxKeyReverseBits(mxKeyRotEnc2(p2kproc3(mxKeyNot(changeDuplicates(changeDuplicatesB(mxKeyNot(mxKeySwapBitsE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mxKeyReverseBits(mxKeyXorB(mxKeyXorB(mxKeyByBitEnc(mxKeySwapBitsRound(mxKeySwapBitsE(mxKeyRotEnc(changeDuplicatesC2(mxKeyReverse(mxKeySwapMinors3(mxKeyAlg1(mxKeyRotEnc2(mxKeySwapMinors3(changeDuplicatesC2(mxKeySwapMinors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p2kproc3(mxKeyAlg2(mxKeyRotEnc2(changeDuplicatesC2(mxKeyReverse(mxKeyNot(changeDuplicatesC2(mxKeyRotEnc2(mxKeySwapBitsRound(changeDuplicates(mxKeyXorB(mxKeySwapBitsD(mxKeyXorB(mxKeyAlg2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mxKeyReverseBits(mxKeyReverse(mxKeyReverseBits(mxKeySwapBitsD(mxKeyXor(mxKeySwapBitsG(mxKeyXorRR(mxKeyReverseBits(p2kproc3(mxKeyAddRR(mxKeySwapMinors3(mxKeySwapBitsD(changeDuplicatesB(mxKeySwapBitsD(mxKeySwapBitsE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2kproc1-2-3(mxKeyXorB(changeDuplicates(mxKeyAddRR(mxKeySwapBitsF(mxKeyRotateLeftBits(mxKeyRotateLeftBits(mxKeySwapBitsD(mxKeyAlg2(mxKeyAddRR(mxKeySwapBitsRound(mxKeySwapBitsF(mxKeyRotEnc2(changeDuplicatesB(mxKeySwapBitsE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XorRR(mxKeyXorRR(changeDuplicatesB(p2kproc3(p2kproc3(mxKeyRotEnc(mxKeyXorRR(mxKeyRotateLeftBits(changeDuplicatesC2(p2kproc3(mxKeyXorB(mxKeyXor(mxKeyReverseBits(mxKeyXor(mxKeyNot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changeDuplicatesC2(mxKeyRotEnc(mxKeyReverse(mxKeyRotateLeftBits(p2kproc3(mxKeySwapBitsRound(mxKeyXorB(mxKeyRotateLeftBits(mxKeyAlg2(mxKeySwapBitsG(changeDuplicates(mxKeyRotateLeftBits(mxKeySwapBitsE(mxKeyRotateLeftBits(mxKeySwapBitsRoun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SwapBitsEE2(mxKeySwapMinors3(mxKeyXor(mxKeyAlg2(mxKeyXorB(mxKeyNot(mxKeyNot(mxKeySwapBitsEE2(mxKeyRotateLeftBits(mxKeyXorRR(mxKeyRotEnc2(mxKeyAddRR(mxKeyXorB(mxKeyXorRR(changeDuplicatesB(mxKeyRotateLeftBits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SwapBitsG(mxKeyRotEnc(mxKeySwapBitsE(mxKeyReverse(mxKeyXorB(mxKeySwapMinors3(mxKeyRotEnc(changeDuplicatesC2(changeDuplicatesC2(mxKeySwapBitsF(mxKeyAlg2(mxKeySwapBitsRound(mxKeyNot(mxKeyAlg2(mxKeyXor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SwapBitsEE2(mxKeyNot(mxKeyRotateLeftBits(changeDuplicatesB(mxKeyXorB(mxKeyRotEnc2(mxKeyReverseBits(changeDuplicatesC2(mxKeyNot(mxKeyAlg2(mxKeySwapBitsRound(mxKeyRotEnc2(mxKeySwapMinors3(mxKeyReverse(mxKeySwapBits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ByBitEnc(changeDuplicatesC2(mxKeyAlg2(mxKeySwapBitsE(p2kproc3(mxKeySwapBitsE(mxKeyAddRR(mxKeyReverseBits(mxKeyAlg1(changeDuplicates(changeDuplicatesB(changeDuplicates(changeDuplicatesB(mxKeyReverse(mxKeySwapBitsF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RotEnc(mxKeySwapBitsRound(mxKeyRotEnc(mxKeyRotateLeftBits(mxKeyRotateLeftBits(mxKeySwapBitsF(mxKeyNot(changeDuplicatesB(mxKeyRotEnc(mxKeyRotateLeftBits(mxKeyXor(mxKeyRotEnc2(mxKeySwapMinors3(mxKeySwapBitsD(mxKeyXo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RotEnc(mxKeyAlg2(mxKeyRotateLeftBits(mxKeyRotateLeftBits(mxKeyAlg2(changeDuplicates(mxKeyRotEnc(mxKeyXor(mxKeyRotateLeftBits(mxKeySwapBitsE(mxKeyAlg2(mxKeyXorB(mxKeyXorB(mxKeySwapBitsF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Reverse(mxKeySwapBitsEE2(mxKeyNot(mxKeySwapBitsF(mxKeyByBitEnc(mxKeyXorRR(mxKeySwapBitsRound(changeDuplicates(changeDuplicates(mxKeyAddRR(mxKeyRotEnc2(changeDuplicatesB(mxKeySwapBitsRound(mxKeyRotateLeftBits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2kproc1-2-3(mxKeyXorB(mxKeySwapBitsE(mxKeyAlg2(mxKeyAlg1(mxKeyReverse(mxKeyNot(mxKeySwapBitsG(mxKeyRotEnc2(mxKeyXorRR(mxKeyAddRR(mxKeySwapBitsF(mxKeyAlg2(changeDuplicatesC2(mxKeySwapMinors3(mxKeySwapBitsF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RotEnc2(mxKeyRotEnc2(mxKeySwapBitsF(mxKeyRotEnc2(mxKeyXorB(mxKeyXorRR(mxKeySwapBitsG(mxKeyReverseBits(mxKeyAlg2(mxKeyXorB(mxKeyAddRR(mxKeySwapMinors3(mxKeyAlg2(mxKeyXor(mxKeyRever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XorB(mxKeySwapBitsF(mxKeyReverseBits(mxKeyByBitEnc(changeDuplicatesC2(mxKeyNot(mxKeyXorB(changeDuplicatesC2(mxKeyReverse(changeDuplicates(mxKeySwapMinors3(mxKeyNot(mxKeySwapBitsRound(changeDuplicatesC2(p2kproc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XorB(mxKeyAlg1(mxKeyAddRR(mxKeyReverse(mxKeySwapBitsG(mxKeyReverseBits(mxKeyReverse(mxKeyAlg1(mxKeyRotEnc(mxKeyByBitEnc(mxKeySwapBitsE(mxKeyByBitEnc(changeDuplicatesC2(changeDuplicates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SwapBitsEE2(mxKeyReverseBits(mxKeyByBitEnc(mxKeyXor(mxKeyAlg2(p2kproc3(mxKeyReverseBits(mxKeyReverse(mxKeySwapBitsG(mxKeyRotEnc2(mxKeyAddRR(mxKeySwapBitsF(p2kproc3(changeDuplicatesB(mxKeySwapBitsF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Xor(mxKeyReverseBits(mxKeyRotEnc(mxKeySwapBitsRound(mxKeySwapBitsD(mxKeyNot(mxKeyRotateLeftBits(mxKeyNot(mxKeyAlg1(mxKeySwapBitsF(mxKeyAlg1(p2kproc3(mxKeyReverseBits(mxKeyAlg1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changeDuplicates(changeDuplicatesC2(changeDuplicatesB(mxKeyByBitEnc(changeDuplicatesB(mxKeySwapBitsE(mxKeyRotEnc(mxKeyXorB(changeDuplicatesC2(mxKeyXorRR(mxKeySwapBitsE(mxKeyXorRR(mxKeyAlg1(mxKeySwapBitsF(changeDuplicatesB(mxKeyNot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AddRR(mxKeyAddRR(mxKeyReverseBits(p2kproc3(changeDuplicates(changeDuplicates(mxKeyRotEnc2(mxKeySwapMinors3(mxKeyRotEnc2(mxKeySwapBitsEE2(mxKeySwapBitsE(mxKeySwapBitsE(mxKeySwapBitsG(mxKeyXorB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2kproc1-2-3(mxKeyRotEnc(mxKeyReverseBits(mxKeySwapBitsG(mxKeySwapBitsEE2(mxKeyRotEnc(mxKeyRotEnc2(mxKeySwapBitsD(mxKeyNot(mxKeyReverseBits(p2kproc3(mxKeyXorRR(mxKeyRotateLeftBits(mxKeyRotEnc2(mxKeyXorB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mxKeyRotateLeftBits(mxKeyRotEnc(mxKeyAddRR(mxKeyRotateLeftBits(mxKeyXor(mxKeySwapMinors3(mxKeySwapBitsEE2(changeDuplicatesC2(mxKeyRotEnc(changeDuplicatesC2(mxKeyXor(mxKeyRotEnc2(changeDuplicatesB(mxKeyNot(mxKeyRotateLeftBits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mxKeyXor(mxKeyReverse(changeDuplicates(mxKeyAlg1(mxKeyAlg1(mxKeyAlg2(mxKeyReverse(mxKeyRotEnc2(changeDuplicatesC2(mxKeySwapBitsF(changeDuplicatesC2(mxKeyRotEnc(mxKeyAlg1(changeDuplicatesB(mxKeyRotateLeftBits(mxKeySwapBitsD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mxKeySwapBitsEE2(mxKeyXor(changeDuplicatesC2(mxKeySwapBitsD(changeDuplicates(changeDuplicatesB(changeDuplicatesB(mxKeySwapBitsE(p2kproc3(mxKeyXorB(mxKeyRotEnc2(mxKeySwapMinors3(mxKeyXorB(mxKeyReverseBits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changeDuplicates(mxKeyXor(mxKeySwapBitsE(mxKeyAddRR(mxKeyXor(p2kproc3(mxKeyXorB(mxKeyAddRR(mxKeyAddRR(changeDuplicates(p2kproc3(changeDuplicatesC2(mxKeySwapBitsRound(mxKeySwapBitsG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mxKeyNot(mxKeyRotateLeftBits(mxKeyXorB(mxKeyXorB(mxKeyRotEnc2(changeDuplicatesC2(mxKeyRotEnc(mxKeyRotEnc(mxKeySwapBitsG(mxKeyReverseBits(mxKeyAlg2(mxKeySwapBitsD(mxKeySwapBitsD(mxKeyByBitEnc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2kproc1-2-3(changeDuplicatesB(p2kproc3(mxKeyByBitEnc(mxKeySwapBitsD(mxKeyReverse(changeDuplicatesC2(mxKeySwapBitsEE2(mxKeySwapMinors3(mxKeyXor(mxKeyRotEnc2(changeDuplicatesB(mxKeyAlg2(p2kproc3(mxKeySwapBitsD(changeDuplicatesB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p2kproc3(mxKeySwapBitsG(mxKeyRotEnc2(mxKeyNot(mxKeySwapBitsG(mxKeyAddRR(mxKeySwapBitsD(mxKeySwapBitsD(mxKeyXor(changeDuplicatesC2(mxKeyAlg2(changeDuplicatesC2(mxKeyReverseBits(mxKeySwapBitsD(changeDuplicatesB(mxKeySwapBitsD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RotEnc(mxKeySwapMinors3(mxKeyRotEnc2(mxKeyXorRR(mxKeyXorB(mxKeySwapBitsE(mxKeyRotEnc2(mxKeyXorB(mxKeySwapBitsF(mxKeyAlg2(mxKeyRotEnc2(mxKeyNot(changeDuplicatesC2(mxKeySwapBitsE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AddRR(changeDuplicatesC2(changeDuplicates(changeDuplicatesB(mxKeySwapBitsE(p2kproc3(mxKeyXorRR(mxKeyXorRR(mxKeyNot(mxKeyReverseBits(mxKeySwapBitsE(changeDuplicatesC2(mxKeyByBitEnc(mxKeyXor(mxKeySwapMinors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Alg1(mxKeySwapMinors3(changeDuplicatesC2(changeDuplicatesB(mxKeySwapBitsRound(changeDuplicatesC2(mxKeyReverseBits(mxKeySwapBitsD(mxKeyAlg2(mxKeyRotEnc2(mxKeyAlg2(mxKeyReverseBits(mxKeyRotateLeftBits(mxKeyAddRR(mxKeySwapBits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RotEnc(mxKeyXorB(changeDuplicatesC2(mxKeyReverseBits(mxKeyReverseBits(mxKeyAlg1(mxKeySwapBitsRound(mxKeySwapBitsF(mxKeySwapBitsE(mxKeySwapBitsEE2(mxKeyXor(mxKeyAlg2(changeDuplicatesC2(changeDuplicatesB(mxKeySwapBitsG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XorB(mxKeyXor(mxKeySwapMinors3(mxKeyReverse(mxKeySwapMinors3(mxKeySwapBitsRound(mxKeyNot(mxKeySwapBitsE(mxKeyReverse(mxKeySwapBitsE(mxKeySwapBitsRound(mxKeyReverseBits(mxKeyByBitEnc(mxKeyReverse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Not(mxKeyXor(mxKeySwapMinors3(mxKeyReverse(mxKeyXorB(mxKeySwapBitsEE2(changeDuplicatesC2(mxKeyByBitEnc(mxKeyXor(mxKeySwapBitsEE2(mxKeyXorB(mxKeyXorRR(changeDuplicatesC2(mxKeySwapBitsE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RotEnc(mxKeyXorRR(mxKeyXorB(mxKeyXor(mxKeyRotEnc(mxKeySwapBitsRound(mxKeyByBitEnc(changeDuplicates(mxKeyXorB(mxKeyRotEnc(mxKeyByBitEnc(mxKeySwapBitsF(mxKeyAlg1(mxKeySwapBitsE(mxKeyAlg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XorRR(mxKeySwapBitsG(mxKeyNot(mxKeySwapBitsD(mxKeyXorB(mxKeyXor(mxKeyNot(mxKeyRotateLeftBits(mxKeySwapBitsE(mxKeyReverseBits(mxKeyRotateLeftBits(mxKeyAlg1(mxKeyRotEnc(mxKeySwapBitsE(mxKeySwapMinors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RotEnc2(mxKeyReverse(mxKeyByBitEnc(mxKeyReverseBits(mxKeyAddRR(mxKeyRotateLeftBits(mxKeyXorRR(mxKeyRotEnc(mxKeyReverseBits(mxKeyXorB(mxKeyReverseBits(mxKeySwapBitsEE2(changeDuplicatesB(mxKeyXorB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2kproc1-2-3(mxKeySwapBitsD(mxKeyAddRR(mxKeyByBitEnc(mxKeyRotEnc2(changeDuplicatesB(mxKeySwapBitsEE2(mxKeyRotateLeftBits(p2kproc3(p2kproc3(mxKeySwapBitsD(mxKeySwapBitsEE2(changeDuplicates(mxKeyAlg1(mxKeySwapMinors3(mxKeyRotateLeft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Xor(mxKeySwapBitsEE2(mxKeyRotEnc2(mxKeySwapBitsF(mxKeyNot(p2kproc3(changeDuplicatesC2(mxKeyRotEnc2(mxKeySwapBitsF(mxKeySwapMinors3(mxKeyRotEnc(changeDuplicatesB(mxKeyNot(mxKeySwapBitsG(p2kproc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Xor(changeDuplicatesC2(mxKeySwapBitsEE2(mxKeyAlg2(mxKeyAlg1(mxKeySwapBitsRound(mxKeyAddRR(p2kproc3(mxKeyReverseBits(changeDuplicatesB(mxKeyAlg2(mxKeyAlg1(mxKeyXor(p2kproc3(mxKeyNot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SwapMinors3(changeDuplicates(mxKeyAlg2(mxKeyNot(mxKeyReverseBits(mxKeyXorRR(mxKeySwapBitsEE2(mxKeySwapBitsF(mxKeyByBitEnc(mxKeySwapBitsEE2(mxKeyXorRR(mxKeySwapBitsRound(p2kproc3(mxKeyAddRR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SwapBitsD(changeDuplicatesB(mxKeyRotateLeftBits(mxKeySwapBitsE(mxKeyByBitEnc(mxKeySwapBitsE(mxKeyNot(changeDuplicates(mxKeyReverse(changeDuplicatesC2(mxKeyRotateLeftBits(mxKeyAlg2(mxKeyNot(changeDuplicatesC2(changeDuplicatesB(mxKeyNot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RotateLeftBits(mxKeySwapBitsEE2(mxKeyXorRR(mxKeyXor(mxKeyRotEnc2(mxKeyAddRR(mxKeyAlg1(mxKeyRotEnc2(mxKeyReverse(mxKeyRotEnc2(mxKeyXor(mxKeyXor(mxKeyRotEnc(changeDuplicates(mxKeyAdd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ReverseBits(mxKeyNot(mxKeyRotEnc2(mxKeyXor(mxKeySwapBitsF(mxKeyReverseBits(mxKeyNot(mxKeyRotEnc2(mxKeySwapBitsF(mxKeyAlg2(mxKeyRotEnc2(mxKeySwapBitsRound(mxKeyByBitEnc(mxKeyAlg1(mxKeyXorR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Alg1(mxKeyRotEnc2(mxKeyXorB(mxKeySwapMinors3(mxKeySwapBitsEE2(mxKeyXor(mxKeySwapBitsE(p2kproc3(mxKeyRotEnc(mxKeyXorRR(mxKeyAlg1(mxKeyRotateLeftBits(changeDuplicates(mxKeyReverse(changeDuplicatesB(mxKeyRotateLeftBits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ReverseBits(mxKeyAddRR(mxKeySwapBitsE(p2kproc3(mxKeyReverse(p2kproc3(mxKeyRotateLeftBits(mxKeySwapMinors3(mxKeyRotEnc(changeDuplicatesC2(mxKeyAddRR(mxKeyAddRR(mxKeySwapMinors3(mxKeySwapBitsRound(changeDuplicates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SwapMinors3(mxKeyAddRR(mxKeySwapBitsRound(mxKeyReverseBits(mxKeyXor(mxKeySwapMinors3(p2kproc3(mxKeyXor(mxKeyAlg1(mxKeyRotEnc2(mxKeySwapBitsRound(mxKeyRotEnc2(mxKeySwapBitsE(mxKeySwapMinors3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Alg2(mxKeyReverse(mxKeySwapBitsRound(mxKeyReverseBits(mxKeySwapBitsRound(mxKeyReverseBits(mxKeyReverseBits(mxKeyAddRR(mxKeyByBitEnc(changeDuplicatesB(mxKeySwapBitsRound(mxKeyByBitEnc(mxKeyXorB(mxKeyAddRR(changeDuplicatesB(mxKeyReverseBits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mxKeyReverse(mxKeyAlg1(mxKeyAlg2(mxKeyRotEnc(mxKeyNot(mxKeySwapBitsG(changeDuplicatesC2(mxKeySwapBitsE(mxKeyNot(mxKeySwapBitsF(changeDuplicates(mxKeyReverse(mxKeyRotEnc2(mxKeyAddRR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2kproc1-2-3(changeDuplicates(mxKeyRotEnc2(mxKeyAlg1(mxKeyReverseBits(changeDuplicates(p2kproc3(changeDuplicatesC2(mxKeyRotateLeftBits(changeDuplicates(mxKeyNot(mxKeyRotateLeftBits(mxKeySwapBitsD(mxKeyXorRR(mxKeySwapBitsE(mxKeyReverse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XorB(mxKeyXorRR(mxKeyAlg2(changeDuplicatesC2(mxKeyAlg2(mxKeySwapBitsF(mxKeySwapBitsF(mxKeyAlg1(mxKeyAlg1(mxKeyReverse(mxKeyByBitEnc(changeDuplicates(mxKeyRotEnc2(mxKeySwapBitsF(changeDuplicatesB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Alg1(mxKeyReverse(p2kproc3(mxKeyXorB(mxKeySwapBitsEE2(mxKeySwapBitsD(changeDuplicates(mxKeyNot(mxKeyReverseBits(mxKeyByBitEnc(mxKeyByBitEnc(mxKeySwapBitsD(mxKeyRotateLeftBits(changeDuplicatesC2(mxKeyAlg1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Not(mxKeySwapBitsD(mxKeyReverse(mxKeySwapBitsEE2(changeDuplicatesB(mxKeyXorB(mxKeySwapBitsD(mxKeyRotEnc(mxKeySwapBitsRound(mxKeyRotateLeftBits(changeDuplicatesB(mxKeyAlg2(mxKeyReverse(changeDuplicatesB(mxKeySwapBits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SwapBitsEE2(changeDuplicatesC2(mxKeyAddRR(changeDuplicates(mxKeySwapBitsRound(mxKeySwapBitsD(mxKeyAddRR(changeDuplicates(mxKeySwapBitsG(mxKeyByBitEnc(mxKeyAddRR(mxKeyNot(mxKeyXor(mxKeyRotEnc(mxKeyReverse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RotEnc(mxKeyReverse(mxKeyByBitEnc(mxKeySwapMinors3(p2kproc3(changeDuplicatesC2(p2kproc3(mxKeyAlg1(mxKeySwapBitsG(mxKeyAlg1(mxKeySwapMinors3(mxKeyXor(mxKeyXorRR(mxKeyReverseBits(changeDuplicatesB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Reverse(mxKeySwapBitsG(mxKeySwapBitsD(mxKeySwapBitsD(changeDuplicatesC2(mxKeyAlg1(mxKeySwapBitsE(mxKeySwapBitsD(mxKeyReverseBits(mxKeyReverse(mxKeyXor(mxKeyXorRR(mxKeyRotateLeftBits(mxKeyXorB(changeDuplicatesB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RotateLeftBits(mxKeySwapBitsG(mxKeyXorRR(mxKeyRotateLeftBits(mxKeyReverse(mxKeySwapBitsD(mxKeyXor(mxKeyReverse(mxKeyNot(mxKeyRotEnc(mxKeyReverse(mxKeySwapBitsD(mxKeySwapBitsD(p2kproc3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2kproc1-2-3(mxKeySwapBitsD(mxKeySwapBitsD(mxKeyAddRR(mxKeyAddRR(mxKeyAddRR(mxKeyAlg1(mxKeyRotEnc2(mxKeySwapMinors3(mxKeySwapBitsF(mxKeyXorRR(mxKeyAddRR(mxKeySwapBitsRound(mxKeyReverse(mxKeySwapBitsD(mxKeyAlg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G(mxKeyAddRR(mxKeyXorB(changeDuplicates(mxKeySwapBitsRound(mxKeySwapBitsD(mxKeyRotEnc(mxKeyXorRR(mxKeySwapBitsD(mxKeyRotateLeftBits(mxKeyRotateLeftBits(mxKeyReverseBits(mxKeyXor(mxKeySwapBitsF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Round(p2kproc3(mxKeySwapBitsG(mxKeyRotEnc(mxKeySwapBitsE(mxKeySwapBitsG(mxKeySwapBitsE(mxKeyByBitEnc(p2kproc3(mxKeyRotEnc2(mxKeySwapMinors3(mxKeySwapBitsE(mxKeyReverseBits(mxKeyByBitEnc(mxKeyAlg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Reverse(mxKeyXorB(changeDuplicatesB(changeDuplicates(changeDuplicates(mxKeyXorB(mxKeyByBitEnc(mxKeyRotateLeftBits(mxKeyXorB(mxKeyReverseBits(mxKeyXorRR(mxKeyXor(mxKeySwapBitsG(p2kproc3(mxKeySwapBitsRound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D(mxKeyReverse(mxKeyNot(mxKeyAlg1(mxKeyAlg1(p2kproc3(changeDuplicatesC2(mxKeyByBitEnc(mxKeyAlg2(changeDuplicatesB(mxKeySwapBitsD(mxKeyXorB(changeDuplicatesB(changeDuplicates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Round(mxKeyRotateLeftBits(changeDuplicates(mxKeySwapBitsRound(mxKeyReverse(mxKeyRotEnc2(changeDuplicatesB(mxKeyRotEnc2(mxKeyAddRR(mxKeySwapBitsG(mxKeySwapBitsEE2(mxKeySwapBitsE(mxKeyAddRR(changeDuplicatesB(mxKeyNot(mxKeySwapBitsD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E(mxKeyAlg1(mxKeySwapBitsEE2(mxKeyRotateLeftBits(mxKeyReverseBits(mxKeyAlg1(mxKeyAddRR(changeDuplicatesC2(mxKeySwapBitsRound(changeDuplicates(changeDuplicatesC2(p2kproc3(mxKeySwapBitsRound(changeDuplicatesB(mxKeyRotEn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D(changeDuplicatesC2(mxKeySwapBitsG(mxKeyNot(changeDuplicates(mxKeyRotateLeftBits(mxKeyRotEnc2(changeDuplicatesB(mxKeySwapBitsRound(mxKeyRotEnc(mxKeyRotEnc2(mxKeyReverse(mxKeyRotateLeftBits(changeDuplicatesB(mxKeySwapBitsF(mxKeyRotateLeftBits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RotEnc2(mxKeyReverseBits(mxKeySwapBitsRound(changeDuplicates(changeDuplicatesB(mxKeyReverse(mxKeySwapBitsD(mxKeyRotEnc2(mxKeyRotateLeftBits(mxKeyAlg1(changeDuplicates(mxKeyXorB(mxKeyRotateLeftBits(mxKeyReverse(changeDuplicatesB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EE2(mxKeyAlg1(mxKeySwapBitsEE2(mxKeyXorRR(changeDuplicatesB(mxKeyXor(changeDuplicates(mxKeySwapBitsF(mxKeyXorRR(changeDuplicates(mxKeyByBitEnc(changeDuplicates(changeDuplicates(mxKeySwapBitsF(mxKeyAlg1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SwapBitsG(mxKeySwapMinors3(mxKeySwapMinors3(mxKeyAlg2(mxKeySwapBitsD(changeDuplicatesB(mxKeyXorB(mxKeyXorRR(mxKeySwapBitsF(mxKeyNot(mxKeyAlg2(mxKeyAddRR(p2kproc3(mxKeyXorRR(changeDuplicate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2kproc1-2-3(mxKeyXor(mxKeySwapMinors3(mxKeyReverseBits(changeDuplicatesC2(mxKeyNot(mxKeySwapMinors3(mxKeyXor(mxKeyNot(mxKeyXor(mxKeyXorRR(mxKeyRotateLeftBits(mxKeySwapBitsF(mxKeyAlg1(mxKeySwapBitsD(mxKeyRever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2kproc1-2-3(mxKeySwapBitsD(mxKeyXorB(mxKeySwapBitsD(mxKeyAlg2(mxKeyRotateLeftBits(mxKeyReverseBits(mxKeyXor(mxKeySwapBitsEE2(mxKeySwapMinors3(mxKeyRotateLeftBits(mxKeySwapBitsRound(mxKeySwapBitsRound(mxKeySwapBitsE(mxKeySwapBitsG(mxKeyNot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2kproc1-2-3(mxKeyRotEnc(mxKeyRotEnc(mxKeyRotEnc2(mxKeySwapBitsE(mxKeyXor(mxKeyAddRR(mxKeySwapBitsD(mxKeySwapBitsEE2(mxKeyXorRR(p2kproc3(mxKeyReverseBits(mxKeySwapBitsD(changeDuplicatesB(mxKeyNot(mxKeySwapBitsE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2kproc1-2-3(mxKeyAddRR(changeDuplicatesB(changeDuplicatesC2(mxKeyXor(mxKeySwapBitsF(mxKeyXorRR(mxKeyXorRR(mxKeyAlg1(mxKeyReverse(mxKeySwapBitsE(mxKeySwapBitsRound(mxKeyReverseBits(mxKeySwapMinors3(mxKeySwapMinors3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2kproc1-2-3(mxKeyRotateLeftBits(changeDuplicates(p2kproc3(changeDuplicates(mxKeySwapBitsRound(changeDuplicatesC2(mxKeyReverse(mxKeyRotEnc2(mxKeyReverseBits(changeDuplicates(mxKeyRotEnc2(changeDuplicates(mxKeySwapBitsD(mxKeySwapBitsE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BitsE(mxKeySwapBitsE(mxKeySwapBitsRound(changeDuplicatesB(mxKeySwapBitsF(mxKeyRotateLeftBits(mxKeySwapBitsEE2(mxKeyRotEnc(mxKeyAlg2(mxKeyAddRR(changeDuplicates(changeDuplicatesB(mxKeySwapBitsF(mxKeySwapBitsF(mxKeySwapBitsD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BitsF(mxKeyAlg2(mxKeySwapBitsEE2(changeDuplicatesC2(mxKeySwapBitsEE2(mxKeySwapBitsD(mxKeySwapBitsRound(mxKeyRotEnc(mxKeyXorRR(mxKeyAlg1(changeDuplicates(mxKeyReverse(mxKeySwapBitsD(mxKeyRotateLeftBits(mxKeySwapMinors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changeDuplicatesC2(mxKeyAlg2(mxKeyReverse(mxKeySwapBitsRound(mxKeyXorRR(changeDuplicates(changeDuplicatesC2(mxKeyAlg2(mxKeySwapBitsRound(mxKeySwapBitsRound(changeDuplicatesC2(mxKeyRotateLeftBits(mxKeySwapBitsEE2(mxKeyAddRR(changeDuplicatesB(mxKeySwapBitsD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Minors3(mxKeySwapBitsD(mxKeyRotEnc2(p2kproc3(mxKeySwapMinors3(changeDuplicatesC2(mxKeyReverseBits(mxKeyAddRR(mxKeyXorRR(mxKeyByBitEnc(p2kproc3(mxKeySwapBitsRound(changeDuplicates(mxKeyAlg2(p2kproc3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Alg2(mxKeyAlg2(mxKeySwapBitsRound(mxKeyReverse(mxKeyXor(mxKeySwapBitsF(mxKeySwapBitsRound(p2kproc3(mxKeySwapBitsE(mxKeySwapBitsF(mxKeySwapBitsG(mxKeyRotEnc2(mxKeyReverseBits(mxKeyReverse(mxKeySwapBitsG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Alg2(mxKeyByBitEnc(mxKeySwapBitsE(changeDuplicatesC2(changeDuplicatesB(mxKeyNot(changeDuplicates(mxKeyNot(mxKeySwapBitsD(changeDuplicatesC2(mxKeyAlg1(mxKeySwapBitsD(mxKeySwapBitsG(mxKeySwapBitsRound(mxKeyXo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Alg2(mxKeySwapMinors3(mxKeyReverseBits(mxKeyXor(mxKeyXorRR(mxKeyReverseBits(mxKeyRotateLeftBits(mxKeyRotateLeftBits(mxKeyXorRR(mxKeySwapMinors3(mxKeyXor(mxKeySwapBitsD(mxKeyNot(mxKeySwapBitsF(changeDuplicatesB(mxKeySwapBitsF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ReverseBits(changeDuplicatesC2(p2kproc3(p2kproc3(changeDuplicates(mxKeyAlg2(changeDuplicatesC2(mxKeyXorRR(mxKeySwapBitsEE2(mxKeySwapBitsF(mxKeyReverse(changeDuplicates(changeDuplicatesC2(mxKeyXor(changeDuplicatesB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BitsD(mxKeySwapBitsD(mxKeySwapBitsF(changeDuplicatesB(mxKeyXor(mxKeyAddRR(mxKeySwapBitsEE2(mxKeySwapBitsG(mxKeySwapMinors3(p2kproc3(mxKeyByBitEnc(mxKeyReverseBits(mxKeyRotateLeftBits(mxKeyAddRR(changeDuplicatesB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2kproc1-2-3(mxKeySwapBitsE(mxKeySwapBitsF(mxKeySwapBitsF(mxKeySwapMinors3(mxKeyAlg1(changeDuplicatesC2(mxKeyXorB(changeDuplicatesC2(mxKeySwapBitsEE2(mxKeyXor(mxKeyAddRR(mxKeyAlg1(mxKeyReverse(changeDuplicatesB(mxKeyReverseBits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mxKeyXorB(p2kproc3(mxKeyByBitEnc(mxKeySwapBitsE(mxKeyReverseBits(mxKeySwapMinors3(mxKeySwapBitsRound(mxKeySwapBitsG(mxKeySwapBitsE(mxKeyXorB(mxKeyRotEnc2(changeDuplicates(mxKeyXor(mxKeyReverseBits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mxKeyRotEnc(changeDuplicatesB(mxKeySwapMinors3(mxKeyXorB(mxKeyReverseBits(mxKeyByBitEnc(mxKeySwapMinors3(mxKeyReverse(mxKeyNot(mxKeySwapMinors3(mxKeyAlg1(mxKeyNot(mxKeySwapBitsF(mxKeySwapBitsD(mxKeyNot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mxKeySwapBitsRound(mxKeySwapBitsEE2(mxKeySwapBitsF(mxKeySwapBitsE(mxKeyAlg1(mxKeyAlg2(mxKeyReverseBits(mxKeyReverse(changeDuplicates(mxKeySwapBitsD(changeDuplicatesB(mxKeySwapBitsEE2(mxKeyAlg2(mxKeySwapBitsD(changeDuplicatesC2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changeDuplicates(mxKeySwapBitsG(changeDuplicatesB(mxKeySwapBitsE(mxKeyRotEnc2(changeDuplicates(mxKeyByBitEnc(mxKeyRotEnc2(mxKeySwapMinors3(mxKeyXor(mxKeyRotEnc2(mxKeyXorRR(mxKeyRotEnc2(mxKeySwapBitsD(mxKeySwapBitsF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mxKeySwapBitsE(mxKeySwapBitsF(mxKeyByBitEnc(mxKeyAlg2(mxKeyAddRR(mxKeyReverseBits(changeDuplicatesB(mxKeySwapMinors3(mxKeyAlg2(mxKeySwapBitsRound(changeDuplicatesB(mxKeyAlg2(mxKeySwapBitsF(mxKeyAddRR(mxKeyReverseBits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2kproc1-2-3(changeDuplicates(mxKeySwapBitsRound(mxKeyXorRR(mxKeyAddRR(mxKeySwapBitsRound(mxKeyReverse(mxKeySwapBitsEE2(mxKeySwapBitsG(mxKeySwapBitsG(mxKeyXorRR(mxKeyReverse(changeDuplicatesC2(mxKeySwapBitsE(mxKeyAddRR(mxKeyXo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p2kproc1-2-3(mxKeyAlg1(changeDuplicatesB(p2kproc3(mxKeySwapBitsD(mxKeyXorRR(mxKeyRotateLeftBits(changeDuplicatesB(changeDuplicatesC2(changeDuplicates(changeDuplicatesB(mxKeyReverse(mxKeyXorB(mxKeyReverseBits(mxKeyReverse(changeDuplicatesB(mxKeyReverse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2kproc1-2-3(mxKeySwapMinors3(mxKeySwapBitsF(mxKeyReverseBits(changeDuplicatesB(mxKeySwapMinors3(mxKeyXorRR(changeDuplicates(mxKeyAddRR(mxKeyByBitEnc(mxKeyReverseBits(mxKeySwapBitsEE2(changeDuplicatesB(mxKeyReverse(mxKeySwapBitsG(mxKeyXorB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2kproc1-2-3(mxKeySwapBitsG(mxKeySwapBitsF(mxKeySwapBitsRound(mxKeySwapBitsE(mxKeyReverse(mxKeyByBitEnc(changeDuplicates(mxKeyRotEnc(changeDuplicatesB(mxKeyXorB(changeDuplicatesB(mxKeyByBitEnc(mxKeyReverseBits(mxKeyByBitEnc(mxKeyXor(changeDuplicatesB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2kproc1-2-3(p2kproc3(changeDuplicatesB(changeDuplicates(p2kproc3(mxKeyReverse(mxKeyByBitEnc(mxKeyAlg1(mxKeyRotateLeftBits(mxKeyAddRR(mxKeyReverseBits(mxKeyNot(mxKeyReverse(mxKeyXor(changeDuplicatesB(mxKeySwapBitsE(mxKeySwapBitsG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2kproc1-2-3(mxKeySwapBitsD(mxKeyReverse(mxKeyXor(mxKeySwapBitsF(mxKeySwapBitsF(mxKeySwapBitsG(mxKeySwapBitsD(mxKeySwapBitsG(mxKeyXorRR(mxKeyAlg1(mxKeyReverse(mxKeySwapBitsE(mxKeyAddRR(mxKeyReverse(changeDuplicatesB(mxKeySwapBitsE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C12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09:13:44.697567076</dc:date>
    <meta:editing-duration>PT1H4M9S</meta:editing-duration>
    <meta:editing-cycles>1</meta:editing-cycles>
    <meta:document-statistic meta:table-count="1" meta:cell-count="378" meta:object-count="0"/>
    <meta:generator>LibreOffice/6.3.4.2.0$Linux_X86_64 LibreOffice_project/30$Build-2</meta:generator>
  </office:meta>
</office:document-meta>
</file>